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  <manifest:file-entry manifest:full-path="Thumbnails/thumbnail.png" manifest:media-type="image/png"/>
  <manifest:file-entry manifest:full-path="Object 6" manifest:media-type="application/octet-stream"/>
  <manifest:file-entry manifest:full-path="Object 3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4" manifest:media-type="application/octet-stream"/>
  <manifest:file-entry manifest:full-path="Object 7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image3.jpg" manifest:media-type="image/jpeg"/>
  <manifest:file-entry manifest:full-path="Pictures/image2.jpg" manifest:media-type="image/jpeg"/>
  <manifest:file-entry manifest:full-path="Pictures/image1.jpg" manifest:media-type="image/jpeg"/>
  <manifest:file-entry manifest:full-path="Object 9" manifest:media-type="application/octet-stream"/>
  <manifest:file-entry manifest:full-path="Object 10" manifest:media-type="application/octet-stream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 5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Arial2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udi Type" svg:font-family="'Audi Type'" style:font-family-generic="swiss" style:font-pitch="variable"/>
    <style:font-face style:name="Audi Type Extended" svg:font-family="'Audi Type Extend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visible-area-left="0cm" draw:visible-area-top="0cm" draw:visible-area-width="5cm" draw:visible-area-height="5cm" draw:ole-draw-aspect="1"/>
    </style:style>
    <style:style style:name="gr2" style:family="graphic" style:parent-style-name="standard">
      <style:graphic-properties draw:stroke="solid" svg:stroke-width="0.026cm" svg:stroke-color="#6d7579" svg:stroke-opacity="100%" draw:stroke-linejoin="round" draw:fill="solid" draw:fill-color="#00b0f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26cm" svg:stroke-color="#6d7579" svg:stroke-opacity="100%" draw:stroke-linejoin="round" draw:fill="solid" draw:fill-color="#92d05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gr5" style:family="graphic" style:parent-style-name="standard">
      <style:graphic-properties draw:stroke="solid" svg:stroke-width="0.026cm" svg:stroke-color="#6d7579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6d757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53cm" svg:stroke-color="#000000" draw:marker-end="a382" svg:stroke-opacity="100%" draw:stroke-linejoin="round" draw:fill="non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end="a384" svg:stroke-opacity="100%" draw:stroke-linejoin="round" draw:fill="non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end="a386" svg:stroke-opacity="100%" draw:stroke-linejoin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end="a388" svg:stroke-opacity="100%" draw:stroke-linejoin="round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end="a390" svg:stroke-opacity="100%" draw:stroke-linejoin="round" draw:fill="non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end="a392" svg:stroke-opacity="100%" draw:stroke-linejoin="round" draw:fill="non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4" style:family="graphic">
      <style:graphic-properties style:protect="size"/>
    </style:style>
    <style:style style:name="pr1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udi Typ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udi Type" fo:font-size="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udi Type" fo:font-size="1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el-und-Inhalt" presentation:presentation-page-layout-name="AL1T13" xml:id="id7" draw:id="id7">
        <draw:frame draw:name="Object 2" draw:style-name="gr1" draw:layer="layout" svg:width="0.004cm" svg:height="0.004cm" svg:x="0.004cm" svg:y="0.004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Rechteck 52" draw:style-name="gr2" draw:text-style-name="P3" draw:layer="layout" svg:width="9.5cm" svg:height="14.402cm" svg:x="14.9cm" svg:y="3.124cm">
          <text:p text:style-name="P1"><text:span text:style-name="T1">DEVICE 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50" draw:style-name="gr3" draw:text-style-name="P3" draw:layer="layout" svg:width="9.5cm" svg:height="14.402cm" svg:x="1cm" svg:y="3.124cm">
          <text:p text:style-name="P1"><text:span text:style-name="T1">DEVICE 1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frame draw:name="Fußzeilenplatzhalter 3" draw:style-name="gr4" draw:text-style-name="P3" draw:layer="layout" svg:width="11.042cm" svg:height="1.61cm" svg:x="1.539cm" svg:y="17.33cm">
          <draw:text-box>
            <text:p text:style-name="P4"><text:span text:style-name="T2">Titel oder Name, Abteilung, Datum</text:span></text:p>
          </draw:text-box>
        </draw:frame>
        <draw:custom-shape draw:name="Rechteck 4" draw:style-name="gr5" draw:text-style-name="P3" draw:layer="layout" svg:width="3.6cm" svg:height="13.001cm" svg:x="1.499cm" svg:y="4.124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5" draw:style-name="gr5" draw:text-style-name="P3" draw:layer="layout" svg:width="3.6cm" svg:height="13.001cm" svg:x="5.899cm" svg:y="4.124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6" draw:style-name="gr5" draw:text-style-name="P3" draw:layer="layout" svg:width="3.6cm" svg:height="13.001cm" svg:x="10.9cm" svg:y="4.124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7" draw:style-name="gr5" draw:text-style-name="P3" draw:layer="layout" svg:width="3.6cm" svg:height="13.001cm" svg:x="15.9cm" svg:y="4.124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8" draw:style-name="gr5" draw:text-style-name="P3" draw:layer="layout" svg:width="3.6cm" svg:height="13.001cm" svg:x="20.301cm" svg:y="4.124cm">
          <text:p text:style-name="P2"><text:span text:style-name="T1"/></text:p>
          <draw:enhanced-geometry svg:viewBox="0 0 21600 21600" draw:type="non-primitive" draw:enhanced-path="M 0 0 L 21600 0 21600 21600 0 21600 Z N"/>
        </draw:custom-shape>
        <draw:custom-shape draw:name="Rechteck 9" draw:style-name="gr6" draw:text-style-name="P3" draw:layer="layout" svg:width="3.6cm" svg:height="1.4cm" svg:x="1.499cm" svg:y="4.124cm">
          <text:p text:style-name="P1"><text:span text:style-name="T1">User UI</text:span></text:p>
          <draw:enhanced-geometry svg:viewBox="0 0 21600 21600" draw:type="non-primitive" draw:enhanced-path="M 0 0 L 21600 0 21600 21600 0 21600 Z N"/>
        </draw:custom-shape>
        <draw:custom-shape draw:name="Rechteck 10" draw:style-name="gr6" draw:text-style-name="P3" draw:layer="layout" svg:width="3.6cm" svg:height="1.4cm" svg:x="20.301cm" svg:y="4.124cm">
          <text:p text:style-name="P1"><text:span text:style-name="T1">User UI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3" draw:layer="layout" svg:width="3.6cm" svg:height="1.4cm" svg:x="5.899cm" svg:y="4.124cm">
          <text:p text:style-name="P1"><text:span text:style-name="T1">Lokal DB</text:span></text:p>
          <draw:enhanced-geometry svg:viewBox="0 0 21600 21600" draw:type="non-primitive" draw:enhanced-path="M 0 0 L 21600 0 21600 21600 0 21600 Z N"/>
        </draw:custom-shape>
        <draw:custom-shape draw:name="Rechteck 12" draw:style-name="gr6" draw:text-style-name="P3" draw:layer="layout" svg:width="3.6cm" svg:height="1.4cm" svg:x="15.9cm" svg:y="4.124cm">
          <text:p text:style-name="P1"><text:span text:style-name="T1">Lokal DB</text:span></text:p>
          <draw:enhanced-geometry svg:viewBox="0 0 21600 21600" draw:type="non-primitive" draw:enhanced-path="M 0 0 L 21600 0 21600 21600 0 21600 Z N"/>
        </draw:custom-shape>
        <draw:custom-shape draw:name="Rechteck 13" draw:style-name="gr6" draw:text-style-name="P3" draw:layer="layout" svg:width="3.6cm" svg:height="1.4cm" svg:x="10.9cm" svg:y="4.124cm">
          <text:p text:style-name="P1"><text:span text:style-name="T1">Server</text:span></text:p>
          <draw:enhanced-geometry svg:viewBox="0 0 21600 21600" draw:type="non-primitive" draw:enhanced-path="M 0 0 L 21600 0 21600 21600 0 21600 Z N"/>
        </draw:custom-shape>
        <draw:custom-shape draw:name="Ellipse 14" draw:style-name="gr5" draw:text-style-name="P3" xml:id="id1" draw:id="id1" draw:layer="layout" svg:width="2.4cm" svg:height="1.4cm" svg:x="2.099cm" svg:y="6.125cm">
          <text:p text:style-name="P2"><text:span text:style-name="T1">Create</text:span></text:p>
          <text:p text:style-name="P1"><text:span text:style-name="T1">Message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15" draw:style-name="gr5" draw:text-style-name="P3" xml:id="id2" draw:id="id2" draw:layer="layout" svg:width="2.4cm" svg:height="1.4cm" svg:x="6.499cm" svg:y="6.525cm">
          <text:p text:style-name="P2"><text:span text:style-name="T1">Lokal</text:span></text:p>
          <text:p text:style-name="P1"><text:span text:style-name="T1">Message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16" draw:style-name="gr3" draw:text-style-name="P3" xml:id="id3" draw:id="id3" draw:layer="layout" svg:width="2.4cm" svg:height="2cm" svg:x="11.5cm" svg:y="7.125cm">
          <text:p text:style-name="P2"><text:span text:style-name="T1">Server</text:span></text:p>
          <text:p text:style-name="P1"><text:span text:style-name="T1">Message</text:span></text:p>
          <text:p text:style-name="P1"><text:span text:style-name="T1">User1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18" draw:style-name="gr5" draw:text-style-name="P3" xml:id="id5" draw:id="id5" draw:layer="layout" svg:width="2.4cm" svg:height="1.4cm" svg:x="16.5cm" svg:y="10.925cm">
          <text:p text:style-name="P2"><text:span text:style-name="T1">Lokal</text:span></text:p>
          <text:p text:style-name="P1"><text:span text:style-name="T1">Message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19" draw:style-name="gr6" draw:text-style-name="P3" xml:id="id6" draw:id="id6" draw:layer="layout" svg:width="2.4cm" svg:height="1.4cm" svg:x="20.901cm" svg:y="13.325cm">
          <text:p text:style-name="P1"><text:span text:style-name="T1">Show</text:span></text:p>
          <text:p text:style-name="P1"><text:span text:style-name="T1">Message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21" draw:style-name="gr2" draw:text-style-name="P3" xml:id="id4" draw:id="id4" draw:layer="layout" svg:width="2.4cm" svg:height="2.2cm" svg:x="11.5cm" svg:y="9.325cm">
          <text:p text:style-name="P2"><text:span text:style-name="T1">Server</text:span></text:p>
          <text:p text:style-name="P1"><text:span text:style-name="T1">Message</text:span></text:p>
          <text:p text:style-name="P1"><text:span text:style-name="T1">User2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Gerade Verbindung mit Pfeil 23" draw:style-name="gr7" draw:layer="layout" draw:type="line" svg:x1="4.499cm" svg:y1="6.825cm" svg:x2="6.499cm" svg:y2="7.225cm" draw:start-shape="id1" draw:start-glue-point="1" draw:end-shape="id2" draw:end-glue-point="3" svg:d="M4499 6825l2000 400" svg:viewBox="0 0 2001 401">
          <text:p/>
        </draw:connector>
        <draw:connector draw:name="Gerade Verbindung mit Pfeil 25" draw:style-name="gr8" draw:layer="layout" draw:type="line" svg:x1="8.899cm" svg:y1="7.225cm" svg:x2="11.5cm" svg:y2="8.125cm" draw:start-shape="id2" draw:start-glue-point="1" draw:end-shape="id3" draw:end-glue-point="3" svg:d="M8899 7225l2601 900" svg:viewBox="0 0 2602 901">
          <text:p/>
        </draw:connector>
        <draw:connector draw:name="Gerade Verbindung mit Pfeil 28" draw:style-name="gr9" draw:layer="layout" draw:type="line" svg:x1="8.899cm" svg:y1="7.225cm" svg:x2="11.5cm" svg:y2="10.425cm" draw:start-shape="id2" draw:start-glue-point="1" draw:end-shape="id4" draw:end-glue-point="3" svg:d="M8899 7225l2601 3200" svg:viewBox="0 0 2602 3201">
          <text:p/>
        </draw:connector>
        <draw:connector draw:name="Gerade Verbindung mit Pfeil 31" draw:style-name="gr10" draw:layer="layout" draw:type="line" svg:x1="13.9cm" svg:y1="10.425cm" svg:x2="16.5cm" svg:y2="11.625cm" draw:start-shape="id4" draw:start-glue-point="1" draw:end-shape="id5" draw:end-glue-point="3" svg:d="M13900 10425l2600 1200" svg:viewBox="0 0 2601 1201">
          <text:p/>
        </draw:connector>
        <draw:connector draw:name="Gerade Verbindung mit Pfeil 34" draw:style-name="gr11" draw:layer="layout" draw:type="line" svg:x1="16.5cm" svg:y1="11.625cm" svg:x2="13.549cm" svg:y2="11.203cm" draw:start-shape="id5" draw:start-glue-point="3" draw:end-shape="id4" draw:end-glue-point="6" svg:d="M16500 11625l-2951-422" svg:viewBox="0 0 2952 423">
          <text:p/>
        </draw:connector>
        <draw:connector draw:name="Gerade Verbindung mit Pfeil 37" draw:style-name="gr12" draw:layer="layout" draw:type="line" svg:x1="20.901cm" svg:y1="14.025cm" svg:x2="12.7cm" svg:y2="11.525cm" draw:start-shape="id6" draw:start-glue-point="3" draw:end-shape="id4" draw:end-glue-point="2" svg:d="M20901 14025l-8201-2500" svg:viewBox="0 0 8202 2501">
          <text:p/>
        </draw:connector>
        <draw:custom-shape draw:name="Ellipse 43" draw:style-name="gr13" draw:text-style-name="P3" draw:layer="layout" svg:width="0.8cm" svg:height="0.8cm" svg:x="5.099cm" svg:y="7.125cm">
          <text:p text:style-name="P1"><text:span text:style-name="T3">1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44" draw:style-name="gr13" draw:text-style-name="P3" draw:layer="layout" svg:width="0.8cm" svg:height="0.8cm" svg:x="9.5cm" svg:y="8.925cm">
          <text:p text:style-name="P1"><text:span text:style-name="T3">2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45" draw:style-name="gr13" draw:text-style-name="P3" draw:layer="layout" svg:width="0.8cm" svg:height="0.8cm" svg:x="9.5cm" svg:y="6.725cm">
          <text:p text:style-name="P1"><text:span text:style-name="T3">2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46" draw:style-name="gr13" draw:text-style-name="P3" draw:layer="layout" svg:width="0.8cm" svg:height="0.8cm" svg:x="15.1cm" svg:y="10.125cm">
          <text:p text:style-name="P1"><text:span text:style-name="T3">3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47" draw:style-name="gr13" draw:text-style-name="P3" draw:layer="layout" svg:width="0.8cm" svg:height="0.8cm" svg:x="15.1cm" svg:y="11.525cm">
          <text:p text:style-name="P1"><text:span text:style-name="T3">4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Ellipse 48" draw:style-name="gr13" draw:text-style-name="P3" draw:layer="layout" svg:width="0.8cm" svg:height="0.8cm" svg:x="19.501cm" svg:y="13.725cm">
          <text:p text:style-name="P1"><text:span text:style-name="T3">5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Arial2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udi Type" svg:font-family="'Audi Type'" style:font-family-generic="swiss" style:font-pitch="variable"/>
    <style:font-face style:name="Audi Type Extended" svg:font-family="'Audi Type Extend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382" svg:viewBox="0 0 20 30" svg:d="M10 0l-10 30h20z"/>
    <draw:marker draw:name="a384" svg:viewBox="0 0 20 30" svg:d="M10 0l-10 30h20z"/>
    <draw:marker draw:name="a386" svg:viewBox="0 0 20 30" svg:d="M10 0l-10 30h20z"/>
    <draw:marker draw:name="a388" svg:viewBox="0 0 20 30" svg:d="M10 0l-10 30h20z"/>
    <draw:marker draw:name="a390" svg:viewBox="0 0 20 30" svg:d="M10 0l-10 30h20z"/>
    <draw:marker draw:name="a392" svg:viewBox="0 0 20 30" svg:d="M10 0l-10 30h20z"/>
    <style:default-style style:family="graphic">
      <style:graphic-properties draw:stroke="solid" svg:stroke-width="0.026cm" svg:stroke-color="#6d7579" draw:stroke-linejoin="round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Theme-background" style:family="presentation">
      <style:graphic-properties draw:stroke="none" draw:fill="solid" draw:fill-color="#ffffff"/>
      <style:text-properties style:letter-kerning="true"/>
    </style:style>
    <style:style style:name="Master1-Default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Theme-outline1" style:family="presentation">
      <style:graphic-properties draw:stroke="none" draw:fill="none" draw:auto-grow-height="false" draw:fit-to-size="shrink-to-fit">
        <text:list-style style:name="Master1-Default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heme-outline2" style:family="presentation" style:parent-style-name="Master1-Default-Theme-outline1">
      <style:paragraph-properties fo:margin-top="0cm" fo:margin-bottom="0.4cm"/>
      <style:text-properties fo:font-size="28pt" style:font-size-asian="28pt" style:font-size-complex="28pt"/>
    </style:style>
    <style:style style:name="Master1-Default-Theme-outline3" style:family="presentation" style:parent-style-name="Master1-Default-Theme-outline2">
      <style:paragraph-properties fo:margin-top="0cm" fo:margin-bottom="0.3cm"/>
      <style:text-properties fo:font-size="24pt" style:font-size-asian="24pt" style:font-size-complex="24pt"/>
    </style:style>
    <style:style style:name="Master1-Default-Theme-outline4" style:family="presentation" style:parent-style-name="Master1-Default-Theme-outline3">
      <style:paragraph-properties fo:margin-top="0cm" fo:margin-bottom="0.2cm"/>
      <style:text-properties fo:font-size="20pt" style:font-size-asian="20pt" style:font-size-complex="20pt"/>
    </style:style>
    <style:style style:name="Master1-Default-Theme-outline5" style:family="presentation" style:parent-style-name="Master1-Default-Theme-outline4">
      <style:paragraph-properties fo:margin-top="0cm" fo:margin-bottom="0.1cm"/>
      <style:text-properties fo:font-size="20pt" style:font-size-asian="20pt" style:font-size-complex="20pt"/>
    </style:style>
    <style:style style:name="Master1-Default-Theme-outline6" style:family="presentation" style:parent-style-name="Master1-Default-Theme-outline5">
      <style:paragraph-properties fo:margin-top="0cm" fo:margin-bottom="0.1cm"/>
      <style:text-properties fo:font-size="20pt" style:font-size-asian="20pt" style:font-size-complex="20pt"/>
    </style:style>
    <style:style style:name="Master1-Default-Theme-outline7" style:family="presentation" style:parent-style-name="Master1-Default-Theme-outline6">
      <style:paragraph-properties fo:margin-top="0cm" fo:margin-bottom="0.1cm"/>
      <style:text-properties fo:font-size="20pt" style:font-size-asian="20pt" style:font-size-complex="20pt"/>
    </style:style>
    <style:style style:name="Master1-Default-Theme-outline8" style:family="presentation" style:parent-style-name="Master1-Default-Theme-outline7">
      <style:paragraph-properties fo:margin-top="0cm" fo:margin-bottom="0.1cm"/>
      <style:text-properties fo:font-size="20pt" style:font-size-asian="20pt" style:font-size-complex="20pt"/>
    </style:style>
    <style:style style:name="Master1-Default-Theme-outline9" style:family="presentation" style:parent-style-name="Master1-Default-Theme-outline8">
      <style:paragraph-properties fo:margin-top="0cm" fo:margin-bottom="0.1cm"/>
      <style:text-properties fo:font-size="20pt" style:font-size-asian="20pt" style:font-size-complex="20pt"/>
    </style:style>
    <style:style style:name="Master1-Default-Theme-subtitle" style:family="presentation">
      <style:graphic-properties draw:stroke="none" draw:fill="none" draw:textarea-vertical-align="middle">
        <text:list-style style:name="Master1-Default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heme-title" style:family="presentation">
      <style:graphic-properties draw:stroke="none" draw:fill="none" draw:textarea-vertical-align="middle">
        <text:list-style style:name="Master1-Default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3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Obj-Zwei-Inhalte-outline1" style:family="presentation">
      <style:graphic-properties draw:stroke="none" draw:fill="none" draw:auto-grow-height="false" draw:fit-to-size="shrink-to-fit">
        <text:list-style style:name="Master1-Layout3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Zwei-Inhalte-outline2" style:family="presentation" style:parent-style-name="Master1-Layout3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3-twoObj-Zwei-Inhalte-outline3" style:family="presentation" style:parent-style-name="Master1-Layout3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3-twoObj-Zwei-Inhalte-outline4" style:family="presentation" style:parent-style-name="Master1-Layout3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3-twoObj-Zwei-Inhalte-outline5" style:family="presentation" style:parent-style-name="Master1-Layout3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3-twoObj-Zwei-Inhalte-outline6" style:family="presentation" style:parent-style-name="Master1-Layout3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3-twoObj-Zwei-Inhalte-outline7" style:family="presentation" style:parent-style-name="Master1-Layout3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3-twoObj-Zwei-Inhalte-outline8" style:family="presentation" style:parent-style-name="Master1-Layout3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3-twoObj-Zwei-Inhalte-outline9" style:family="presentation" style:parent-style-name="Master1-Layout3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3-twoObj-Zwei-Inhalte-subtitle" style:family="presentation">
      <style:graphic-properties draw:stroke="none" draw:fill="none" draw:textarea-vertical-align="middle">
        <text:list-style style:name="Master1-Layout3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Zwei-Inhalte-title" style:family="presentation">
      <style:graphic-properties draw:stroke="none" draw:fill="none" draw:textarea-vertical-align="middle">
        <text:list-style style:name="Master1-Layout3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Bildchart-Multipicture-background" style:family="presentation">
      <style:graphic-properties draw:stroke="none" draw:fill="solid" draw:fill-color="#ffffff"/>
      <style:text-properties style:letter-kerning="true"/>
    </style:style>
    <style:style style:name="Master1-Layout4-cust-Bildchart-Multi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Bildchart-Multi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Bildchart-Multipicture-outline1" style:family="presentation">
      <style:graphic-properties draw:stroke="none" draw:fill="none" draw:auto-grow-height="false" draw:fit-to-size="shrink-to-fit">
        <text:list-style style:name="Master1-Layout4-cust-Bildchart-Multi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Bildchart-Multipicture-outline2" style:family="presentation" style:parent-style-name="Master1-Layout4-cust-Bildchart-Multipicture-outline1">
      <style:paragraph-properties fo:margin-top="0cm" fo:margin-bottom="0.4cm"/>
      <style:text-properties fo:font-size="28pt" style:font-size-asian="28pt" style:font-size-complex="28pt"/>
    </style:style>
    <style:style style:name="Master1-Layout4-cust-Bildchart-Multipicture-outline3" style:family="presentation" style:parent-style-name="Master1-Layout4-cust-Bildchart-Multipicture-outline2">
      <style:paragraph-properties fo:margin-top="0cm" fo:margin-bottom="0.3cm"/>
      <style:text-properties fo:font-size="24pt" style:font-size-asian="24pt" style:font-size-complex="24pt"/>
    </style:style>
    <style:style style:name="Master1-Layout4-cust-Bildchart-Multipicture-outline4" style:family="presentation" style:parent-style-name="Master1-Layout4-cust-Bildchart-Multipicture-outline3">
      <style:paragraph-properties fo:margin-top="0cm" fo:margin-bottom="0.2cm"/>
      <style:text-properties fo:font-size="20pt" style:font-size-asian="20pt" style:font-size-complex="20pt"/>
    </style:style>
    <style:style style:name="Master1-Layout4-cust-Bildchart-Multipicture-outline5" style:family="presentation" style:parent-style-name="Master1-Layout4-cust-Bildchart-Multipicture-outline4">
      <style:paragraph-properties fo:margin-top="0cm" fo:margin-bottom="0.1cm"/>
      <style:text-properties fo:font-size="20pt" style:font-size-asian="20pt" style:font-size-complex="20pt"/>
    </style:style>
    <style:style style:name="Master1-Layout4-cust-Bildchart-Multipicture-outline6" style:family="presentation" style:parent-style-name="Master1-Layout4-cust-Bildchart-Multipicture-outline5">
      <style:paragraph-properties fo:margin-top="0cm" fo:margin-bottom="0.1cm"/>
      <style:text-properties fo:font-size="20pt" style:font-size-asian="20pt" style:font-size-complex="20pt"/>
    </style:style>
    <style:style style:name="Master1-Layout4-cust-Bildchart-Multipicture-outline7" style:family="presentation" style:parent-style-name="Master1-Layout4-cust-Bildchart-Multipicture-outline6">
      <style:paragraph-properties fo:margin-top="0cm" fo:margin-bottom="0.1cm"/>
      <style:text-properties fo:font-size="20pt" style:font-size-asian="20pt" style:font-size-complex="20pt"/>
    </style:style>
    <style:style style:name="Master1-Layout4-cust-Bildchart-Multipicture-outline8" style:family="presentation" style:parent-style-name="Master1-Layout4-cust-Bildchart-Multipicture-outline7">
      <style:paragraph-properties fo:margin-top="0cm" fo:margin-bottom="0.1cm"/>
      <style:text-properties fo:font-size="20pt" style:font-size-asian="20pt" style:font-size-complex="20pt"/>
    </style:style>
    <style:style style:name="Master1-Layout4-cust-Bildchart-Multipicture-outline9" style:family="presentation" style:parent-style-name="Master1-Layout4-cust-Bildchart-Multipicture-outline8">
      <style:paragraph-properties fo:margin-top="0cm" fo:margin-bottom="0.1cm"/>
      <style:text-properties fo:font-size="20pt" style:font-size-asian="20pt" style:font-size-complex="20pt"/>
    </style:style>
    <style:style style:name="Master1-Layout4-cust-Bildchart-Multipicture-subtitle" style:family="presentation">
      <style:graphic-properties draw:stroke="none" draw:fill="none" draw:textarea-vertical-align="middle">
        <text:list-style style:name="Master1-Layout4-cust-Bildchart-Multi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Bildchart-Multipicture-title" style:family="presentation">
      <style:graphic-properties draw:stroke="none" draw:fill="none" draw:textarea-vertical-align="middle">
        <text:list-style style:name="Master1-Layout4-cust-Bildchart-Multi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Bildchart-vollflächig-background" style:family="presentation">
      <style:graphic-properties draw:stroke="none" draw:fill="solid" draw:fill-color="#ffffff"/>
      <style:text-properties style:letter-kerning="true"/>
    </style:style>
    <style:style style:name="Master1-Layout5-cust-Bildchart-vollfläch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Bildchart-vollfläch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Bildchart-vollflächig-outline1" style:family="presentation">
      <style:graphic-properties draw:stroke="none" draw:fill="none" draw:auto-grow-height="false" draw:fit-to-size="shrink-to-fit">
        <text:list-style style:name="Master1-Layout5-cust-Bildchart-vollfläch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Bildchart-vollflächig-outline2" style:family="presentation" style:parent-style-name="Master1-Layout5-cust-Bildchart-vollflächig-outline1">
      <style:paragraph-properties fo:margin-top="0cm" fo:margin-bottom="0.4cm"/>
      <style:text-properties fo:font-size="28pt" style:font-size-asian="28pt" style:font-size-complex="28pt"/>
    </style:style>
    <style:style style:name="Master1-Layout5-cust-Bildchart-vollflächig-outline3" style:family="presentation" style:parent-style-name="Master1-Layout5-cust-Bildchart-vollflächig-outline2">
      <style:paragraph-properties fo:margin-top="0cm" fo:margin-bottom="0.3cm"/>
      <style:text-properties fo:font-size="24pt" style:font-size-asian="24pt" style:font-size-complex="24pt"/>
    </style:style>
    <style:style style:name="Master1-Layout5-cust-Bildchart-vollflächig-outline4" style:family="presentation" style:parent-style-name="Master1-Layout5-cust-Bildchart-vollflächig-outline3">
      <style:paragraph-properties fo:margin-top="0cm" fo:margin-bottom="0.2cm"/>
      <style:text-properties fo:font-size="20pt" style:font-size-asian="20pt" style:font-size-complex="20pt"/>
    </style:style>
    <style:style style:name="Master1-Layout5-cust-Bildchart-vollflächig-outline5" style:family="presentation" style:parent-style-name="Master1-Layout5-cust-Bildchart-vollflächig-outline4">
      <style:paragraph-properties fo:margin-top="0cm" fo:margin-bottom="0.1cm"/>
      <style:text-properties fo:font-size="20pt" style:font-size-asian="20pt" style:font-size-complex="20pt"/>
    </style:style>
    <style:style style:name="Master1-Layout5-cust-Bildchart-vollflächig-outline6" style:family="presentation" style:parent-style-name="Master1-Layout5-cust-Bildchart-vollflächig-outline5">
      <style:paragraph-properties fo:margin-top="0cm" fo:margin-bottom="0.1cm"/>
      <style:text-properties fo:font-size="20pt" style:font-size-asian="20pt" style:font-size-complex="20pt"/>
    </style:style>
    <style:style style:name="Master1-Layout5-cust-Bildchart-vollflächig-outline7" style:family="presentation" style:parent-style-name="Master1-Layout5-cust-Bildchart-vollflächig-outline6">
      <style:paragraph-properties fo:margin-top="0cm" fo:margin-bottom="0.1cm"/>
      <style:text-properties fo:font-size="20pt" style:font-size-asian="20pt" style:font-size-complex="20pt"/>
    </style:style>
    <style:style style:name="Master1-Layout5-cust-Bildchart-vollflächig-outline8" style:family="presentation" style:parent-style-name="Master1-Layout5-cust-Bildchart-vollflächig-outline7">
      <style:paragraph-properties fo:margin-top="0cm" fo:margin-bottom="0.1cm"/>
      <style:text-properties fo:font-size="20pt" style:font-size-asian="20pt" style:font-size-complex="20pt"/>
    </style:style>
    <style:style style:name="Master1-Layout5-cust-Bildchart-vollflächig-outline9" style:family="presentation" style:parent-style-name="Master1-Layout5-cust-Bildchart-vollflächig-outline8">
      <style:paragraph-properties fo:margin-top="0cm" fo:margin-bottom="0.1cm"/>
      <style:text-properties fo:font-size="20pt" style:font-size-asian="20pt" style:font-size-complex="20pt"/>
    </style:style>
    <style:style style:name="Master1-Layout5-cust-Bildchart-vollflächig-subtitle" style:family="presentation">
      <style:graphic-properties draw:stroke="none" draw:fill="none" draw:textarea-vertical-align="middle">
        <text:list-style style:name="Master1-Layout5-cust-Bildchart-vollfläch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Bildchart-vollflächig-title" style:family="presentation">
      <style:graphic-properties draw:stroke="none" draw:fill="none" draw:textarea-vertical-align="middle">
        <text:list-style style:name="Master1-Layout5-cust-Bildchart-vollfläch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iagramm-background" style:family="presentation">
      <style:graphic-properties draw:stroke="none" draw:fill="solid" draw:fill-color="#ffffff"/>
      <style:text-properties style:letter-kerning="true"/>
    </style:style>
    <style:style style:name="Master1-Layout7-cust-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iagramm-outline1" style:family="presentation">
      <style:graphic-properties draw:stroke="none" draw:fill="none" draw:auto-grow-height="false" draw:fit-to-size="shrink-to-fit">
        <text:list-style style:name="Master1-Layout7-cust-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iagramm-outline2" style:family="presentation" style:parent-style-name="Master1-Layout7-cust-Diagramm-outline1">
      <style:paragraph-properties fo:margin-top="0cm" fo:margin-bottom="0.4cm"/>
      <style:text-properties fo:font-size="28pt" style:font-size-asian="28pt" style:font-size-complex="28pt"/>
    </style:style>
    <style:style style:name="Master1-Layout7-cust-Diagramm-outline3" style:family="presentation" style:parent-style-name="Master1-Layout7-cust-Diagramm-outline2">
      <style:paragraph-properties fo:margin-top="0cm" fo:margin-bottom="0.3cm"/>
      <style:text-properties fo:font-size="24pt" style:font-size-asian="24pt" style:font-size-complex="24pt"/>
    </style:style>
    <style:style style:name="Master1-Layout7-cust-Diagramm-outline4" style:family="presentation" style:parent-style-name="Master1-Layout7-cust-Diagramm-outline3">
      <style:paragraph-properties fo:margin-top="0cm" fo:margin-bottom="0.2cm"/>
      <style:text-properties fo:font-size="20pt" style:font-size-asian="20pt" style:font-size-complex="20pt"/>
    </style:style>
    <style:style style:name="Master1-Layout7-cust-Diagramm-outline5" style:family="presentation" style:parent-style-name="Master1-Layout7-cust-Diagramm-outline4">
      <style:paragraph-properties fo:margin-top="0cm" fo:margin-bottom="0.1cm"/>
      <style:text-properties fo:font-size="20pt" style:font-size-asian="20pt" style:font-size-complex="20pt"/>
    </style:style>
    <style:style style:name="Master1-Layout7-cust-Diagramm-outline6" style:family="presentation" style:parent-style-name="Master1-Layout7-cust-Diagramm-outline5">
      <style:paragraph-properties fo:margin-top="0cm" fo:margin-bottom="0.1cm"/>
      <style:text-properties fo:font-size="20pt" style:font-size-asian="20pt" style:font-size-complex="20pt"/>
    </style:style>
    <style:style style:name="Master1-Layout7-cust-Diagramm-outline7" style:family="presentation" style:parent-style-name="Master1-Layout7-cust-Diagramm-outline6">
      <style:paragraph-properties fo:margin-top="0cm" fo:margin-bottom="0.1cm"/>
      <style:text-properties fo:font-size="20pt" style:font-size-asian="20pt" style:font-size-complex="20pt"/>
    </style:style>
    <style:style style:name="Master1-Layout7-cust-Diagramm-outline8" style:family="presentation" style:parent-style-name="Master1-Layout7-cust-Diagramm-outline7">
      <style:paragraph-properties fo:margin-top="0cm" fo:margin-bottom="0.1cm"/>
      <style:text-properties fo:font-size="20pt" style:font-size-asian="20pt" style:font-size-complex="20pt"/>
    </style:style>
    <style:style style:name="Master1-Layout7-cust-Diagramm-outline9" style:family="presentation" style:parent-style-name="Master1-Layout7-cust-Diagramm-outline8">
      <style:paragraph-properties fo:margin-top="0cm" fo:margin-bottom="0.1cm"/>
      <style:text-properties fo:font-size="20pt" style:font-size-asian="20pt" style:font-size-complex="20pt"/>
    </style:style>
    <style:style style:name="Master1-Layout7-cust-Diagramm-subtitle" style:family="presentation">
      <style:graphic-properties draw:stroke="none" draw:fill="none" draw:textarea-vertical-align="middle">
        <text:list-style style:name="Master1-Layout7-cust-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iagramm-title" style:family="presentation">
      <style:graphic-properties draw:stroke="none" draw:fill="none" draw:textarea-vertical-align="middle">
        <text:list-style style:name="Master1-Layout7-cust-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re-Folie-background" style:family="presentation">
      <style:graphic-properties draw:stroke="none" draw:fill="solid" draw:fill-color="#ffffff"/>
      <style:text-properties style:letter-kerning="true"/>
    </style:style>
    <style:style style:name="Master1-Layout8-blank-Leere-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re-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re-Folie-outline1" style:family="presentation">
      <style:graphic-properties draw:stroke="none" draw:fill="none" draw:auto-grow-height="false" draw:fit-to-size="shrink-to-fit">
        <text:list-style style:name="Master1-Layout8-blank-Leere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e-Folie-outline2" style:family="presentation" style:parent-style-name="Master1-Layout8-blank-Leere-Folie-outline1">
      <style:paragraph-properties fo:margin-top="0cm" fo:margin-bottom="0.4cm"/>
      <style:text-properties fo:font-size="28pt" style:font-size-asian="28pt" style:font-size-complex="28pt"/>
    </style:style>
    <style:style style:name="Master1-Layout8-blank-Leere-Folie-outline3" style:family="presentation" style:parent-style-name="Master1-Layout8-blank-Leere-Folie-outline2">
      <style:paragraph-properties fo:margin-top="0cm" fo:margin-bottom="0.3cm"/>
      <style:text-properties fo:font-size="24pt" style:font-size-asian="24pt" style:font-size-complex="24pt"/>
    </style:style>
    <style:style style:name="Master1-Layout8-blank-Leere-Folie-outline4" style:family="presentation" style:parent-style-name="Master1-Layout8-blank-Leere-Folie-outline3">
      <style:paragraph-properties fo:margin-top="0cm" fo:margin-bottom="0.2cm"/>
      <style:text-properties fo:font-size="20pt" style:font-size-asian="20pt" style:font-size-complex="20pt"/>
    </style:style>
    <style:style style:name="Master1-Layout8-blank-Leere-Folie-outline5" style:family="presentation" style:parent-style-name="Master1-Layout8-blank-Leere-Folie-outline4">
      <style:paragraph-properties fo:margin-top="0cm" fo:margin-bottom="0.1cm"/>
      <style:text-properties fo:font-size="20pt" style:font-size-asian="20pt" style:font-size-complex="20pt"/>
    </style:style>
    <style:style style:name="Master1-Layout8-blank-Leere-Folie-outline6" style:family="presentation" style:parent-style-name="Master1-Layout8-blank-Leere-Folie-outline5">
      <style:paragraph-properties fo:margin-top="0cm" fo:margin-bottom="0.1cm"/>
      <style:text-properties fo:font-size="20pt" style:font-size-asian="20pt" style:font-size-complex="20pt"/>
    </style:style>
    <style:style style:name="Master1-Layout8-blank-Leere-Folie-outline7" style:family="presentation" style:parent-style-name="Master1-Layout8-blank-Leere-Folie-outline6">
      <style:paragraph-properties fo:margin-top="0cm" fo:margin-bottom="0.1cm"/>
      <style:text-properties fo:font-size="20pt" style:font-size-asian="20pt" style:font-size-complex="20pt"/>
    </style:style>
    <style:style style:name="Master1-Layout8-blank-Leere-Folie-outline8" style:family="presentation" style:parent-style-name="Master1-Layout8-blank-Leere-Folie-outline7">
      <style:paragraph-properties fo:margin-top="0cm" fo:margin-bottom="0.1cm"/>
      <style:text-properties fo:font-size="20pt" style:font-size-asian="20pt" style:font-size-complex="20pt"/>
    </style:style>
    <style:style style:name="Master1-Layout8-blank-Leere-Folie-outline9" style:family="presentation" style:parent-style-name="Master1-Layout8-blank-Leere-Folie-outline8">
      <style:paragraph-properties fo:margin-top="0cm" fo:margin-bottom="0.1cm"/>
      <style:text-properties fo:font-size="20pt" style:font-size-asian="20pt" style:font-size-complex="20pt"/>
    </style:style>
    <style:style style:name="Master1-Layout8-blank-Leere-Folie-subtitle" style:family="presentation">
      <style:graphic-properties draw:stroke="none" draw:fill="none" draw:textarea-vertical-align="middle">
        <text:list-style style:name="Master1-Layout8-blank-Leere-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e-Folie-title" style:family="presentation">
      <style:graphic-properties draw:stroke="none" draw:fill="none" draw:textarea-vertical-align="middle">
        <text:list-style style:name="Master1-Layout8-blank-Leere-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Abschlussfolie-background" style:family="presentation">
      <style:graphic-properties draw:stroke="none" draw:fill="solid" draw:fill-color="#ffffff"/>
      <style:text-properties style:letter-kerning="true"/>
    </style:style>
    <style:style style:name="Master1-Layout9-cust-Ab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Ab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Abschlussfolie-outline1" style:family="presentation">
      <style:graphic-properties draw:stroke="none" draw:fill="none" draw:auto-grow-height="false" draw:fit-to-size="shrink-to-fit">
        <text:list-style style:name="Master1-Layout9-cust-Abschluss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Abschlussfolie-outline2" style:family="presentation" style:parent-style-name="Master1-Layout9-cust-Abschlussfolie-outline1">
      <style:paragraph-properties fo:margin-top="0cm" fo:margin-bottom="0.4cm"/>
      <style:text-properties fo:font-size="28pt" style:font-size-asian="28pt" style:font-size-complex="28pt"/>
    </style:style>
    <style:style style:name="Master1-Layout9-cust-Abschlussfolie-outline3" style:family="presentation" style:parent-style-name="Master1-Layout9-cust-Abschlussfolie-outline2">
      <style:paragraph-properties fo:margin-top="0cm" fo:margin-bottom="0.3cm"/>
      <style:text-properties fo:font-size="24pt" style:font-size-asian="24pt" style:font-size-complex="24pt"/>
    </style:style>
    <style:style style:name="Master1-Layout9-cust-Abschlussfolie-outline4" style:family="presentation" style:parent-style-name="Master1-Layout9-cust-Abschlussfolie-outline3">
      <style:paragraph-properties fo:margin-top="0cm" fo:margin-bottom="0.2cm"/>
      <style:text-properties fo:font-size="20pt" style:font-size-asian="20pt" style:font-size-complex="20pt"/>
    </style:style>
    <style:style style:name="Master1-Layout9-cust-Abschlussfolie-outline5" style:family="presentation" style:parent-style-name="Master1-Layout9-cust-Abschlussfolie-outline4">
      <style:paragraph-properties fo:margin-top="0cm" fo:margin-bottom="0.1cm"/>
      <style:text-properties fo:font-size="20pt" style:font-size-asian="20pt" style:font-size-complex="20pt"/>
    </style:style>
    <style:style style:name="Master1-Layout9-cust-Abschlussfolie-outline6" style:family="presentation" style:parent-style-name="Master1-Layout9-cust-Abschlussfolie-outline5">
      <style:paragraph-properties fo:margin-top="0cm" fo:margin-bottom="0.1cm"/>
      <style:text-properties fo:font-size="20pt" style:font-size-asian="20pt" style:font-size-complex="20pt"/>
    </style:style>
    <style:style style:name="Master1-Layout9-cust-Abschlussfolie-outline7" style:family="presentation" style:parent-style-name="Master1-Layout9-cust-Abschlussfolie-outline6">
      <style:paragraph-properties fo:margin-top="0cm" fo:margin-bottom="0.1cm"/>
      <style:text-properties fo:font-size="20pt" style:font-size-asian="20pt" style:font-size-complex="20pt"/>
    </style:style>
    <style:style style:name="Master1-Layout9-cust-Abschlussfolie-outline8" style:family="presentation" style:parent-style-name="Master1-Layout9-cust-Abschlussfolie-outline7">
      <style:paragraph-properties fo:margin-top="0cm" fo:margin-bottom="0.1cm"/>
      <style:text-properties fo:font-size="20pt" style:font-size-asian="20pt" style:font-size-complex="20pt"/>
    </style:style>
    <style:style style:name="Master1-Layout9-cust-Abschlussfolie-outline9" style:family="presentation" style:parent-style-name="Master1-Layout9-cust-Abschlussfolie-outline8">
      <style:paragraph-properties fo:margin-top="0cm" fo:margin-bottom="0.1cm"/>
      <style:text-properties fo:font-size="20pt" style:font-size-asian="20pt" style:font-size-complex="20pt"/>
    </style:style>
    <style:style style:name="Master1-Layout9-cust-Abschlussfolie-subtitle" style:family="presentation">
      <style:graphic-properties draw:stroke="none" draw:fill="none" draw:textarea-vertical-align="middle">
        <text:list-style style:name="Master1-Layout9-cust-Abschluss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Abschlussfolie-title" style:family="presentation">
      <style:graphic-properties draw:stroke="none" draw:fill="none" draw:textarea-vertical-align="middle">
        <text:list-style style:name="Master1-Layout9-cust-Abschluss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6cm" fo:padding-bottom="0.4cm" fo:padding-left="1cm" fo:padding-right="0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heme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2" style:family="presentation" style:parent-style-name="Master1-Default-Them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Theme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4" style:family="presentation" style:parent-style-name="Master1-Default-Them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Default-Them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bottom" draw:auto-grow-height="true" draw:auto-grow-width="false" fo:padding-top="4.13cm" fo:padding-bottom="0cm" fo:padding-left="1cm" fo:padding-right="1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1cm" fo:padding-right="1cm" fo:wrap-option="wrap"/>
    </style:style>
    <style:style style:name="Mpr8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13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twoObj-Zwei-Inhalte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16" style:family="presentation" style:parent-style-name="Master1-Layout3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twoObj-Zwei-Inhalte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18" style:family="presentation" style:parent-style-name="Master1-Layout3-twoObj-Zwei-Inhalt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cust-Bildchart-Multipicture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21" style:family="presentation" style:parent-style-name="Master1-Layout4-cust-Bildchart-Multipictur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cust-Bildchart-Multipicture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23" style:family="presentation" style:parent-style-name="Master1-Layout4-cust-Bildchart-Multipictur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4-cust-Bildchart-Multipictur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5-cust-Bildchart-vollflächi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cust-Bildchart-vollflächig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27" style:family="presentation" style:parent-style-name="Master1-Layout5-cust-Bildchart-vollflächig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cust-Bildchart-vollflächig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30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3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cust-Diagramm-title">
      <style:graphic-properties draw:stroke="none" draw:fill="none" draw:textarea-horizontal-align="left" draw:textarea-vertical-align="top" draw:auto-grow-height="false" draw:auto-grow-width="false" fo:padding-top="1.23cm" fo:padding-bottom="0cm" fo:padding-left="1cm" fo:padding-right="1cm" fo:wrap-option="wrap"/>
    </style:style>
    <style:style style:name="Mpr34" style:family="presentation" style:parent-style-name="Master1-Layout7-cust-Diagram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cust-Diagramm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36" style:family="presentation" style:parent-style-name="Master1-Layout7-cust-Diagramm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7-cust-Diagramm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8-blank-Leere-Folie-backgroundobjects">
      <style:graphic-properties draw:stroke="none" draw:fill="none" draw:textarea-horizontal-align="left" draw:textarea-vertical-align="bottom" draw:auto-grow-height="false" draw:auto-grow-width="false" fo:padding-top="0.6cm" fo:padding-bottom="0.4cm" fo:padding-left="0cm" fo:padding-right="1cm" fo:wrap-option="wrap"/>
    </style:style>
    <style:style style:name="Mpr39" style:family="presentation" style:parent-style-name="Master1-Layout8-blank-Leere-Folie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8-blank-Leere-Folie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9-cust-Abschlussfolie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9-cust-Abschluss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741cm" fo:margin-right="0cm" fo:margin-top="0.212cm" fo:margin-bottom="0cm" fo:line-height="110%" fo:text-align="start" fo:text-indent="-0.741cm" style:punctuation-wrap="hanging" style:writing-mode="lr-tb">
        <style:tab-stops/>
      </style:paragraph-properties>
    </style:style>
    <style:style style:name="MP6" style:family="paragraph">
      <style:paragraph-properties fo:margin-left="1.477cm" fo:margin-right="0cm" fo:margin-top="0.212cm" fo:margin-bottom="0cm" fo:line-height="110%" fo:text-align="start" fo:text-indent="-0.71cm" style:punctuation-wrap="hanging" style:writing-mode="lr-tb">
        <style:tab-stops/>
      </style:paragraph-properties>
    </style:style>
    <style:style style:name="MP7" style:family="paragraph">
      <style:paragraph-properties fo:margin-left="1.984cm" fo:margin-right="0cm" fo:margin-top="0.212cm" fo:margin-bottom="0cm" fo:line-height="11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.212cm" fo:margin-bottom="0cm" fo:line-height="11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udi Type Extended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udi Typ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udi Type" fo:font-size="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udi Type Extended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5" style:family="text">
      <style:text-properties fo:font-variant="normal" fo:text-transform="none" fo:color="#6682a4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►">
        <style:list-level-properties text:min-label-width="0.741cm"/>
        <style:text-properties fo:font-family="Arial" style:font-family-generic="swiss" fo:color="#cc0033" fo:font-size="80%"/>
      </text:list-level-style-bullet>
      <text:list-level-style-bullet text:level="2" text:bullet-char="►">
        <style:list-level-properties text:space-before="0.736cm" text:min-label-width="0.741cm"/>
        <style:text-properties fo:font-family="Arial" style:font-family-generic="swiss" fo:color="#cc0033" fo:font-size="80%"/>
      </text:list-level-style-bullet>
      <text:list-level-style-bullet text:level="3" text:bullet-char="►">
        <style:list-level-properties text:space-before="1.244cm" text:min-label-width="0.741cm"/>
        <style:text-properties fo:font-family="Arial" style:font-family-generic="swiss" fo:color="#cc0033" fo:font-size="80%"/>
      </text:list-level-style-bullet>
      <text:list-level-style-bullet text:level="4" text:bullet-char="►">
        <style:list-level-properties text:space-before="3.704cm" text:min-label-width="0.741cm"/>
        <style:text-properties fo:font-family="Arial" style:font-family-generic="swiss" fo:color="#cc0033" fo:font-size="80%"/>
      </text:list-level-style-bullet>
      <text:list-level-style-bullet text:level="5" text:bullet-char="►">
        <style:list-level-properties text:space-before="4.974cm" text:min-label-width="0.741cm"/>
        <style:text-properties fo:font-family="Arial" style:font-family-generic="swiss" fo:color="#cc0033" fo:font-size="80%"/>
      </text:list-level-style-bullet>
      <text:list-level-style-bullet text:level="6" text:bullet-char="►">
        <style:list-level-properties text:space-before="6.244cm" text:min-label-width="0.741cm"/>
        <style:text-properties fo:font-family="Arial" style:font-family-generic="swiss" fo:color="#cc0033" fo:font-size="80%"/>
      </text:list-level-style-bullet>
      <text:list-level-style-bullet text:level="7" text:bullet-char="►">
        <style:list-level-properties text:space-before="7.514cm" text:min-label-width="0.741cm"/>
        <style:text-properties fo:font-family="Arial" style:font-family-generic="swiss" fo:color="#cc0033" fo:font-size="80%"/>
      </text:list-level-style-bullet>
      <text:list-level-style-bullet text:level="8" text:bullet-char="►">
        <style:list-level-properties text:space-before="8.784cm" text:min-label-width="0.741cm"/>
        <style:text-properties fo:font-family="Arial" style:font-family-generic="swiss" fo:color="#cc0033" fo:font-size="80%"/>
      </text:list-level-style-bullet>
      <text:list-level-style-bullet text:level="9" text:bullet-char="►">
        <style:list-level-properties text:space-before="10.054cm" text:min-label-width="0.741cm"/>
        <style:text-properties fo:font-family="Arial" style:font-family-generic="swiss" fo:color="#cc0033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►">
        <style:list-level-properties text:space-before="0.031cm" text:min-label-width="0.71cm"/>
        <style:text-properties fo:font-family="Arial" style:font-family-generic="swiss" fo:color="#6d7579" fo:font-size="80%"/>
      </text:list-level-style-bullet>
      <text:list-level-style-bullet text:level="2" text:bullet-char="►">
        <style:list-level-properties text:space-before="0.767cm" text:min-label-width="0.71cm"/>
        <style:text-properties fo:font-family="Arial" style:font-family-generic="swiss" fo:color="#6d7579" fo:font-size="80%"/>
      </text:list-level-style-bullet>
      <text:list-level-style-bullet text:level="3" text:bullet-char="►">
        <style:list-level-properties text:space-before="1.274cm" text:min-label-width="0.71cm"/>
        <style:text-properties fo:font-family="Arial" style:font-family-generic="swiss" fo:color="#6d7579" fo:font-size="80%"/>
      </text:list-level-style-bullet>
      <text:list-level-style-bullet text:level="4" text:bullet-char="►">
        <style:list-level-properties text:space-before="3.735cm" text:min-label-width="0.71cm"/>
        <style:text-properties fo:font-family="Arial" style:font-family-generic="swiss" fo:color="#6d7579" fo:font-size="80%"/>
      </text:list-level-style-bullet>
      <text:list-level-style-bullet text:level="5" text:bullet-char="►">
        <style:list-level-properties text:space-before="5.005cm" text:min-label-width="0.71cm"/>
        <style:text-properties fo:font-family="Arial" style:font-family-generic="swiss" fo:color="#6d7579" fo:font-size="80%"/>
      </text:list-level-style-bullet>
      <text:list-level-style-bullet text:level="6" text:bullet-char="►">
        <style:list-level-properties text:space-before="6.275cm" text:min-label-width="0.71cm"/>
        <style:text-properties fo:font-family="Arial" style:font-family-generic="swiss" fo:color="#6d7579" fo:font-size="80%"/>
      </text:list-level-style-bullet>
      <text:list-level-style-bullet text:level="7" text:bullet-char="►">
        <style:list-level-properties text:space-before="7.545cm" text:min-label-width="0.71cm"/>
        <style:text-properties fo:font-family="Arial" style:font-family-generic="swiss" fo:color="#6d7579" fo:font-size="80%"/>
      </text:list-level-style-bullet>
      <text:list-level-style-bullet text:level="8" text:bullet-char="►">
        <style:list-level-properties text:space-before="8.815cm" text:min-label-width="0.71cm"/>
        <style:text-properties fo:font-family="Arial" style:font-family-generic="swiss" fo:color="#6d7579" fo:font-size="80%"/>
      </text:list-level-style-bullet>
      <text:list-level-style-bullet text:level="9" text:bullet-char="►">
        <style:list-level-properties text:space-before="10.085cm" text:min-label-width="0.71cm"/>
        <style:text-properties fo:font-family="Arial" style:font-family-generic="swiss" fo:color="#6d757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741cm"/>
        <style:text-properties style:use-window-font-color="true" fo:font-size="45%"/>
      </text:list-level-style-number>
      <text:list-level-style-number text:level="2" style:num-format="">
        <style:list-level-properties text:space-before="1.477cm"/>
        <style:text-properties style:use-window-font-color="true" fo:font-size="45%"/>
      </text:list-level-style-number>
      <text:list-level-style-number text:level="3" style:num-format="">
        <style:list-level-properties text:space-before="1.984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Default-Theme" style:page-layout-name="PM1" draw:style-name="Mdp1">
      <draw:frame draw:name="Object 2" draw:style-name="Mgr3" draw:layer="backgroundobjects" svg:width="0.004cm" svg:height="0.004cm" svg:x="0.004cm" svg:y="0.004cm">
        <text:p draw:class-id="00000000-0000-0000-0000-000000000000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draw:name="Rectangle 2" presentation:style-name="Mpr1" draw:text-style-name="MP4" draw:layer="backgroundobjects" svg:width="25.4cm" svg:height="2.999cm" svg:x="0cm" svg:y="0cm" presentation:class="title">
        <draw:text-box>
          <text:p text:style-name="MP3"><text:span text:style-name="MT1">Mastertitelformat bearbeiten</text:span></text:p>
        </draw:text-box>
      </draw:frame>
      <draw:frame draw:name="Rectangle 3" presentation:style-name="Mpr2" draw:text-style-name="MP4" draw:layer="backgroundobjects" svg:width="23.407cm" svg:height="13.6cm" svg:x="0.997cm" svg:y="3.726cm" presentation:class="outline">
        <draw:text-box>
          <text:list text:style-name="ML3">
            <text:list-item>
              <text:p text:style-name="MP5"><text:span text:style-name="MT2">Mastertext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tangle 27" draw:style-name="Mgr4" draw:text-style-name="MP4" draw:layer="backgroundobjects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Fußzeilenplatzhalter 6" presentation:style-name="Mpr3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draw:frame draw:name="Picture 4" draw:style-name="Mgr5" draw:layer="backgroundobjects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presentation:notes style:page-layout-name="PM0">
        <draw:page-thumbnail presentation:style-name="Master1-Default-Theme-title" draw:layer="backgroundobjects" svg:width="14.848cm" svg:height="11.136cm" svg:x="3.075cm" svg:y="2.257cm" presentation:class="page"/>
        <draw:frame presentation:style-name="Master1-Default-Them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Bild 3" draw:style-name="Mgr5" draw:layer="backgroundobjects" svg:width="25.435cm" svg:height="19.05cm" svg:x="0cm" svg:y="0cm">
        <draw:image xlink:href="Pictures/image2.jpg" xlink:type="simple" xlink:show="embed" xlink:actuate="onLoad">
          <text:p/>
        </draw:image>
        <svg:desc>Cover.jpg</svg:desc>
      </draw:frame>
      <draw:frame draw:name="Rectangle 2" presentation:style-name="Mpr6" draw:text-style-name="MP4" draw:layer="backgroundobjects" svg:width="25.4cm" svg:height="4.893cm" svg:x="0cm" svg:y="11.013cm" presentation:class="title">
        <draw:text-box>
          <text:p text:style-name="MP3"><text:span text:style-name="MT1">Titelmasterformat durch Klicken bearbeiten</text:span></text:p>
        </draw:text-box>
      </draw:frame>
      <draw:frame draw:name="Rectangle 3" presentation:style-name="Mpr7" draw:text-style-name="MP4" draw:layer="backgroundobjects" svg:width="25.4cm" svg:height="3.175cm" svg:x="0cm" svg:y="15.875cm" presentation:class="subtitle">
        <draw:text-box>
          <text:p text:style-name="MP9"><text:span text:style-name="MT4">Formatvorlage des Untertitelmasters durch Klicken bearbeiten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2" xlink:type="simple" xlink:show="embed" xlink:actuate="onLoad"/>
        <draw:image xlink:href="./ObjectReplacements/Object 2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Titel 1" presentation:style-name="Mpr10" draw:text-style-name="MP4" draw:layer="backgroundobjects" svg:width="25.4cm" svg:height="2.999cm" svg:x="0cm" svg:y="0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1" draw:text-style-name="MP4" draw:layer="backgroundobjects" svg:width="23.407cm" svg:height="13.6cm" svg:x="0.997cm" svg:y="3.726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6" presentation:style-name="Mpr12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twoObj-Zwei-Inhalte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3" xlink:type="simple" xlink:show="embed" xlink:actuate="onLoad"/>
        <draw:image xlink:href="./ObjectReplacements/Object 3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Titel 1" presentation:style-name="Mpr15" draw:text-style-name="MP4" draw:layer="backgroundobjects" svg:width="25.4cm" svg:height="2.999cm" svg:x="0cm" svg:y="0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6" draw:text-style-name="MP4" draw:layer="backgroundobjects" svg:width="11.492cm" svg:height="13.6cm" svg:x="0.997cm" svg:y="3.726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16" draw:text-style-name="MP4" draw:layer="backgroundobjects" svg:width="11.492cm" svg:height="13.6cm" svg:x="12.912cm" svg:y="3.726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6" presentation:style-name="Mpr17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3-twoObj-Zwei-Inhalte-title" draw:layer="backgroundobjects" svg:width="0cm" svg:height="0cm" svg:x="0cm" svg:y="2.257cm" presentation:class="page"/>
        <draw:frame presentation:style-name="Master1-Layout3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cust-Bildchart-Multipicture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4" xlink:type="simple" xlink:show="embed" xlink:actuate="onLoad"/>
        <draw:image xlink:href="./ObjectReplacements/Object 4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Titel 1" presentation:style-name="Mpr20" draw:text-style-name="MP4" draw:layer="backgroundobjects" svg:width="25.4cm" svg:height="2.999cm" svg:x="0cm" svg:y="0cm" presentation:class="title">
        <draw:text-box>
          <text:p text:style-name="MP3"><text:span text:style-name="MT1">Titelmasterformat durch Klicken bearbeiten</text:span></text:p>
        </draw:text-box>
      </draw:frame>
      <draw:frame draw:name="Bildplatzhalter 4" presentation:style-name="Mpr21" draw:text-style-name="MP4" draw:layer="backgroundobjects" svg:width="11.399cm" svg:height="7.192cm" svg:x="1.001cm" svg:y="3.034cm" presentation:class="title">
        <draw:text-box>
          <text:list text:style-name="ML3">
            <text:list-item>
              <text:p text:style-name="MP5"><text:span text:style-name="MT2">Bild durch Klicken auf Symbol hinzufügen</text:span></text:p>
            </text:list-item>
          </text:list>
        </draw:text-box>
      </draw:frame>
      <draw:frame draw:name="Bildplatzhalter 6" presentation:style-name="Mpr21" draw:text-style-name="MP4" draw:layer="backgroundobjects" svg:width="11.404cm" svg:height="7.192cm" svg:x="13cm" svg:y="3.034cm" presentation:class="title">
        <draw:text-box>
          <text:list text:style-name="ML3">
            <text:list-item>
              <text:p text:style-name="MP5"><text:span text:style-name="MT2">Bild durch Klicken auf Symbol hinzufügen</text:span></text:p>
            </text:list-item>
          </text:list>
        </draw:text-box>
      </draw:frame>
      <draw:frame draw:name="Bildplatzhalter 8" presentation:style-name="Mpr21" draw:text-style-name="MP4" draw:layer="backgroundobjects" svg:width="11.399cm" svg:height="6.5cm" svg:x="1.001cm" svg:y="10.826cm" presentation:class="title">
        <draw:text-box>
          <text:list text:style-name="ML3">
            <text:list-item>
              <text:p text:style-name="MP5"><text:span text:style-name="MT2">Bild durch Klicken auf Symbol hinzufügen</text:span></text:p>
            </text:list-item>
          </text:list>
        </draw:text-box>
      </draw:frame>
      <draw:frame draw:name="Bildplatzhalter 10" presentation:style-name="Mpr21" draw:text-style-name="MP4" draw:layer="backgroundobjects" svg:width="11.404cm" svg:height="6.5cm" svg:x="13cm" svg:y="10.826cm" presentation:class="title">
        <draw:text-box>
          <text:list text:style-name="ML3">
            <text:list-item>
              <text:p text:style-name="MP5"><text:span text:style-name="MT2">Bild durch Klicken auf Symbol hinzufügen</text:span></text:p>
            </text:list-item>
          </text:list>
        </draw:text-box>
      </draw:frame>
      <draw:frame draw:name="Fußzeilenplatzhalter 6" presentation:style-name="Mpr22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4-cust-Bildchart-Multipicture-title" draw:layer="backgroundobjects" svg:width="0cm" svg:height="0cm" svg:x="0cm" svg:y="2.257cm" presentation:class="page"/>
        <draw:frame presentation:style-name="Master1-Layout4-cust-Bildchart-Multipictur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cust-Bildchart-vollflächig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5" xlink:type="simple" xlink:show="embed" xlink:actuate="onLoad"/>
        <draw:image xlink:href="./ObjectReplacements/Object 5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Bildplatzhalter 3" presentation:style-name="Mpr25" draw:text-style-name="MP4" draw:layer="backgroundobjects" svg:width="25.4cm" svg:height="17.326cm" svg:x="0cm" svg:y="0cm" presentation:class="title">
        <draw:text-box>
          <text:list text:style-name="ML3">
            <text:list-item>
              <text:p text:style-name="MP5"><text:span text:style-name="MT2">Bild durch Klicken auf Symbol hinzufügen</text:span></text:p>
            </text:list-item>
          </text:list>
        </draw:text-box>
      </draw:frame>
      <draw:frame draw:name="Fußzeilenplatzhalter 6" presentation:style-name="Mpr26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5-cust-Bildchart-vollflächig-title" draw:layer="backgroundobjects" svg:width="0cm" svg:height="0cm" svg:x="0cm" svg:y="2.257cm" presentation:class="page"/>
        <draw:frame presentation:style-name="Master1-Layout5-cust-Bildchart-vollflächig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6" xlink:type="simple" xlink:show="embed" xlink:actuate="onLoad"/>
        <draw:image xlink:href="./ObjectReplacements/Object 6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Titel 1" presentation:style-name="Mpr29" draw:text-style-name="MP4" draw:layer="backgroundobjects" svg:width="25.4cm" svg:height="2.999cm" svg:x="0cm" svg:y="0cm" presentation:class="title">
        <draw:text-box>
          <text:p text:style-name="MP3"><text:span text:style-name="MT1">Titelmasterformat durch Klicken bearbeiten</text:span></text:p>
        </draw:text-box>
      </draw:frame>
      <draw:frame draw:name="Fußzeilenplatzhalter 6" presentation:style-name="Mpr30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cust-Diagramm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7" xlink:type="simple" xlink:show="embed" xlink:actuate="onLoad"/>
        <draw:image xlink:href="./ObjectReplacements/Object 7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Titel 1" presentation:style-name="Mpr33" draw:text-style-name="MP4" draw:layer="backgroundobjects" svg:width="25.4cm" svg:height="2.999cm" svg:x="0cm" svg:y="0cm" presentation:class="title">
        <draw:text-box>
          <text:p text:style-name="MP3"><text:span text:style-name="MT1">Titelmasterformat durch Klicken bearbeiten</text:span></text:p>
        </draw:text-box>
      </draw:frame>
      <draw:frame draw:name="Diagrammplatzhalter 6" presentation:style-name="Mpr34" draw:text-style-name="MP4" draw:layer="backgroundobjects" svg:width="23.402cm" svg:height="14.349cm" svg:x="1.001cm" svg:y="2.977cm" presentation:class="title">
        <draw:text-box>
          <text:list text:style-name="ML3">
            <text:list-item>
              <text:p text:style-name="MP5"><text:span text:style-name="MT2">Diagramm durch Klicken auf Symbol hinzufügen</text:span></text:p>
            </text:list-item>
          </text:list>
        </draw:text-box>
      </draw:frame>
      <draw:frame draw:name="Fußzeilenplatzhalter 6" presentation:style-name="Mpr35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7-cust-Diagramm-title" draw:layer="backgroundobjects" svg:width="0cm" svg:height="0cm" svg:x="0cm" svg:y="2.257cm" presentation:class="page"/>
        <draw:frame presentation:style-name="Master1-Layout7-cust-Diagramm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blank-Leere-Folie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8" xlink:type="simple" xlink:show="embed" xlink:actuate="onLoad"/>
        <draw:image xlink:href="./ObjectReplacements/Object 8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Fußzeilenplatzhalter 6" presentation:style-name="Mpr38" draw:text-style-name="MP4" draw:layer="backgroundobjects" svg:width="11.042cm" svg:height="1.61cm" svg:x="1.539cm" svg:y="17.33cm" presentation:class="footer">
        <draw:text-box>
          <text:p text:style-name="MP8"><text:span text:style-name="MT3">Titel oder Name, Abteilung, Datum</text:span></text:p>
        </draw:text-box>
      </draw:frame>
      <presentation:notes style:page-layout-name="PM0">
        <draw:page-thumbnail presentation:style-name="Master1-Layout8-blank-Leere-Folie-title" draw:layer="backgroundobjects" svg:width="0cm" svg:height="0cm" svg:x="0cm" svg:y="2.257cm" presentation:class="page"/>
        <draw:frame presentation:style-name="Master1-Layout8-blank-Leere-Foli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cust-Abschlussfolie" style:page-layout-name="PM1" draw:style-name="Mdp1">
      <draw:frame draw:name="Object 2" draw:style-name="Mgr3" draw:layer="Master1-bg" svg:width="0.004cm" svg:height="0.004cm" svg:x="0.004cm" svg:y="0.004cm">
        <text:p draw:class-id="00000000-0000-0000-0000-000000000000"/>
        <draw:object-ole xlink:href="./Object 9" xlink:type="simple" xlink:show="embed" xlink:actuate="onLoad"/>
        <draw:image xlink:href="./ObjectReplacements/Object 9" xlink:type="simple" xlink:show="embed" xlink:actuate="onLoad"/>
      </draw:frame>
      <draw:custom-shape draw:name="Rectangle 27" draw:style-name="Mgr4" draw:text-style-name="MP4" draw:layer="Master1-bg" svg:width="1.954cm" svg:height="1.605cm" svg:x="-0.009cm" svg:y="17.326cm">
        <text:p text:style-name="MP3"><text:span text:style-name="MT3"><text:page-number>&lt;Nummer&gt;</text:page-number></text:span></text:p>
        <draw:enhanced-geometry svg:viewBox="0 0 21600 21600" draw:type="non-primitive" draw:enhanced-path="M 0 0 L 21600 0 21600 21600 0 21600 Z N"/>
      </draw:custom-shape>
      <draw:frame draw:name="Picture 4" draw:style-name="Mgr5" draw:layer="Master1-bg" svg:width="5.6cm" svg:height="0.811cm" svg:x="18.9cm" svg:y="17.78cm">
        <draw:image xlink:href="Pictures/image1.jpg" xlink:type="simple" xlink:show="embed" xlink:actuate="onLoad">
          <text:p/>
        </draw:image>
        <svg:desc>Rings_RGB_100_Claim-left_EXPORT</svg:desc>
      </draw:frame>
      <draw:frame draw:name="Bild 6" draw:style-name="Mgr5" draw:layer="backgroundobjects" svg:width="25.4cm" svg:height="19.05cm" svg:x="0cm" svg:y="0cm">
        <draw:image xlink:href="Pictures/image3.jpg" xlink:type="simple" xlink:show="embed" xlink:actuate="onLoad">
          <text:p/>
        </draw:image>
        <svg:desc>Cover_Spiegel-Standard.jpg</svg:desc>
      </draw:frame>
      <draw:frame draw:name="Textfeld 6" draw:style-name="Mgr6" draw:text-style-name="MP4" draw:layer="backgroundobjects" svg:width="23.402cm" svg:height="6.5cm" svg:x="1.001cm" svg:y="10.826cm">
        <draw:text-box>
          <text:p text:style-name="MP5"><text:span text:style-name="MT1">Vielen Dank.</text:span></text:p>
        </draw:text-box>
      </draw:frame>
      <presentation:notes style:page-layout-name="PM0">
        <draw:page-thumbnail presentation:style-name="Master1-Layout9-cust-Abschlussfolie-title" draw:layer="backgroundobjects" svg:width="0cm" svg:height="0cm" svg:x="0cm" svg:y="2.257cm" presentation:class="page"/>
        <draw:frame presentation:style-name="Master1-Layout9-cust-Ab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Folie 1</dc:title>
    <meta:initial-creator>Schreiner, Thomas (I/FP-35)</meta:initial-creator>
    <meta:creation-date>2015-03-30T10:17:47Z</meta:creation-date>
    <dc:date>2015-04-08T19:59:49.229807786</dc:date>
    <meta:editing-cycles>28</meta:editing-cycles>
    <meta:editing-duration>P0D</meta:editing-duration>
    <meta:document-statistic meta:object-count="161"/>
    <meta:template xlink:type="simple" xlink:actuate="onRequest" xlink:title="" xlink:href="./Default%20Theme"/>
  </office:meta>
</office:document-meta>
</file>